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685" fo:border="0.74pt solid #000000"/>
    </style:style>
    <style:style style:name="ce3" style:family="table-cell" style:parent-style-name="Default">
      <style:table-cell-properties fo:background-color="#ed1c24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294.06mm" svg:y="17.54mm">
            <draw:object draw:notify-on-update-of-ranges="Sheet1.A2:Sheet1.A26 Sheet1.B2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amano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 table:number-columns-spanned="5" table:number-rows-spanned="1">
            <text:p>Tiempos</text:p>
          </table:table-cell>
          <table:covered-table-cell table:number-columns-repeated="4" table:style-name="ce3"/>
          <table:table-cell table:number-columns-repeated="5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C2]+[.D2]+[.E2]+[.F2]+[.G2]+[.H2]+[.I2]+[.J2]+[.K2]+[.L2])/10" office:value-type="float" office:value="0.0279277" calcext:value-type="float">
            <text:p>0.0279277</text:p>
          </table:table-cell>
          <table:table-cell office:value-type="float" office:value="0.037979" calcext:value-type="float">
            <text:p>0.037979</text:p>
          </table:table-cell>
          <table:table-cell office:value-type="float" office:value="0.027013" calcext:value-type="float">
            <text:p>0.027013</text:p>
          </table:table-cell>
          <table:table-cell office:value-type="float" office:value="0.026196" calcext:value-type="float">
            <text:p>0.026196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.026126" calcext:value-type="float">
            <text:p>0.026126</text:p>
          </table:table-cell>
          <table:table-cell office:value-type="float" office:value="0.026136" calcext:value-type="float">
            <text:p>0.026136</text:p>
          </table:table-cell>
          <table:table-cell office:value-type="float" office:value="0.028966" calcext:value-type="float">
            <text:p>0.028966</text:p>
          </table:table-cell>
          <table:table-cell office:value-type="float" office:value="0.027256" calcext:value-type="float">
            <text:p>0.027256</text:p>
          </table:table-cell>
          <table:table-cell office:value-type="float" office:value="0.026595" calcext:value-type="float">
            <text:p>0.026595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([.C3]+[.D3]+[.E3]+[.F3]+[.G3]+[.H3]+[.I3]+[.J3]+[.K3]+[.L3])/10" office:value-type="float" office:value="0.0567158" calcext:value-type="float">
            <text:p>0.0567158</text:p>
          </table:table-cell>
          <table:table-cell office:value-type="float" office:value="0.057427" calcext:value-type="float">
            <text:p>0.057427</text:p>
          </table:table-cell>
          <table:table-cell office:value-type="float" office:value="0.055798" calcext:value-type="float">
            <text:p>0.055798</text:p>
          </table:table-cell>
          <table:table-cell office:value-type="float" office:value="0.055555" calcext:value-type="float">
            <text:p>0.055555</text:p>
          </table:table-cell>
          <table:table-cell office:value-type="float" office:value="0.057626" calcext:value-type="float">
            <text:p>0.057626</text:p>
          </table:table-cell>
          <table:table-cell office:value-type="float" office:value="0.059184" calcext:value-type="float">
            <text:p>0.059184</text:p>
          </table:table-cell>
          <table:table-cell office:value-type="float" office:value="0.059419" calcext:value-type="float">
            <text:p>0.059419</text:p>
          </table:table-cell>
          <table:table-cell office:value-type="float" office:value="0.055627" calcext:value-type="float">
            <text:p>0.055627</text:p>
          </table:table-cell>
          <table:table-cell office:value-type="float" office:value="0.055755" calcext:value-type="float">
            <text:p>0.055755</text:p>
          </table:table-cell>
          <table:table-cell office:value-type="float" office:value="0.055613" calcext:value-type="float">
            <text:p>0.055613</text:p>
          </table:table-cell>
          <table:table-cell office:value-type="float" office:value="0.055154" calcext:value-type="float">
            <text:p>0.055154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([.C4]+[.D4]+[.E4]+[.F4]+[.G4]+[.H4]+[.I4]+[.J4]+[.K4]+[.L4])/10" office:value-type="float" office:value="0.0863764" calcext:value-type="float">
            <text:p>0.0863764</text:p>
          </table:table-cell>
          <table:table-cell office:value-type="float" office:value="0.08894" calcext:value-type="float">
            <text:p>0.08894</text:p>
          </table:table-cell>
          <table:table-cell office:value-type="float" office:value="0.085938" calcext:value-type="float">
            <text:p>0.085938</text:p>
          </table:table-cell>
          <table:table-cell office:value-type="float" office:value="0.08718" calcext:value-type="float">
            <text:p>0.08718</text:p>
          </table:table-cell>
          <table:table-cell office:value-type="float" office:value="0.086305" calcext:value-type="float">
            <text:p>0.086305</text:p>
          </table:table-cell>
          <table:table-cell office:value-type="float" office:value="0.085804" calcext:value-type="float">
            <text:p>0.085804</text:p>
          </table:table-cell>
          <table:table-cell office:value-type="float" office:value="0.085858" calcext:value-type="float">
            <text:p>0.085858</text:p>
          </table:table-cell>
          <table:table-cell office:value-type="float" office:value="0.085676" calcext:value-type="float">
            <text:p>0.085676</text:p>
          </table:table-cell>
          <table:table-cell office:value-type="float" office:value="0.08635" calcext:value-type="float">
            <text:p>0.08635</text:p>
          </table:table-cell>
          <table:table-cell office:value-type="float" office:value="0.085616" calcext:value-type="float">
            <text:p>0.085616</text:p>
          </table:table-cell>
          <table:table-cell office:value-type="float" office:value="0.086097" calcext:value-type="float">
            <text:p>0.086097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table:formula="of:=([.C5]+[.D5]+[.E5]+[.F5]+[.G5]+[.H5]+[.I5]+[.J5]+[.K5]+[.L5])/10" office:value-type="float" office:value="0.1169306" calcext:value-type="float">
            <text:p>0.1169306</text:p>
          </table:table-cell>
          <table:table-cell office:value-type="float" office:value="0.117968" calcext:value-type="float">
            <text:p>0.117968</text:p>
          </table:table-cell>
          <table:table-cell office:value-type="float" office:value="0.11558" calcext:value-type="float">
            <text:p>0.11558</text:p>
          </table:table-cell>
          <table:table-cell office:value-type="float" office:value="0.117739" calcext:value-type="float">
            <text:p>0.117739</text:p>
          </table:table-cell>
          <table:table-cell office:value-type="float" office:value="0.116929" calcext:value-type="float">
            <text:p>0.116929</text:p>
          </table:table-cell>
          <table:table-cell office:value-type="float" office:value="0.117085" calcext:value-type="float">
            <text:p>0.117085</text:p>
          </table:table-cell>
          <table:table-cell office:value-type="float" office:value="0.117847" calcext:value-type="float">
            <text:p>0.117847</text:p>
          </table:table-cell>
          <table:table-cell office:value-type="float" office:value="0.115589" calcext:value-type="float">
            <text:p>0.115589</text:p>
          </table:table-cell>
          <table:table-cell office:value-type="float" office:value="0.11641" calcext:value-type="float">
            <text:p>0.11641</text:p>
          </table:table-cell>
          <table:table-cell office:value-type="float" office:value="0.116158" calcext:value-type="float">
            <text:p>0.116158</text:p>
          </table:table-cell>
          <table:table-cell office:value-type="float" office:value="0.118001" calcext:value-type="float">
            <text:p>0.11800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([.C6]+[.D6]+[.E6]+[.F6]+[.G6]+[.H6]+[.I6]+[.J6]+[.K6]+[.L6])/10" office:value-type="float" office:value="0.1482118" calcext:value-type="float">
            <text:p>0.1482118</text:p>
          </table:table-cell>
          <table:table-cell office:value-type="float" office:value="0.147444" calcext:value-type="float">
            <text:p>0.147444</text:p>
          </table:table-cell>
          <table:table-cell office:value-type="float" office:value="0.148486" calcext:value-type="float">
            <text:p>0.148486</text:p>
          </table:table-cell>
          <table:table-cell office:value-type="float" office:value="0.145032" calcext:value-type="float">
            <text:p>0.145032</text:p>
          </table:table-cell>
          <table:table-cell office:value-type="float" office:value="0.149436" calcext:value-type="float">
            <text:p>0.149436</text:p>
          </table:table-cell>
          <table:table-cell office:value-type="float" office:value="0.148116" calcext:value-type="float">
            <text:p>0.148116</text:p>
          </table:table-cell>
          <table:table-cell office:value-type="float" office:value="0.145981" calcext:value-type="float">
            <text:p>0.145981</text:p>
          </table:table-cell>
          <table:table-cell office:value-type="float" office:value="0.148972" calcext:value-type="float">
            <text:p>0.148972</text:p>
          </table:table-cell>
          <table:table-cell office:value-type="float" office:value="0.148837" calcext:value-type="float">
            <text:p>0.148837</text:p>
          </table:table-cell>
          <table:table-cell office:value-type="float" office:value="0.149836" calcext:value-type="float">
            <text:p>0.149836</text:p>
          </table:table-cell>
          <table:table-cell office:value-type="float" office:value="0.149978" calcext:value-type="float">
            <text:p>0.149978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table:formula="of:=([.C7]+[.D7]+[.E7]+[.F7]+[.G7]+[.H7]+[.I7]+[.J7]+[.K7]+[.L7])/10" office:value-type="float" office:value="0.1805992" calcext:value-type="float">
            <text:p>0.1805992</text:p>
          </table:table-cell>
          <table:table-cell office:value-type="float" office:value="0.18084" calcext:value-type="float">
            <text:p>0.18084</text:p>
          </table:table-cell>
          <table:table-cell office:value-type="float" office:value="0.179494" calcext:value-type="float">
            <text:p>0.179494</text:p>
          </table:table-cell>
          <table:table-cell office:value-type="float" office:value="0.179951" calcext:value-type="float">
            <text:p>0.179951</text:p>
          </table:table-cell>
          <table:table-cell office:value-type="float" office:value="0.180664" calcext:value-type="float">
            <text:p>0.180664</text:p>
          </table:table-cell>
          <table:table-cell office:value-type="float" office:value="0.178772" calcext:value-type="float">
            <text:p>0.178772</text:p>
          </table:table-cell>
          <table:table-cell office:value-type="float" office:value="0.1802" calcext:value-type="float">
            <text:p>0.1802</text:p>
          </table:table-cell>
          <table:table-cell office:value-type="float" office:value="0.181632" calcext:value-type="float">
            <text:p>0.181632</text:p>
          </table:table-cell>
          <table:table-cell office:value-type="float" office:value="0.181132" calcext:value-type="float">
            <text:p>0.181132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0.181773" calcext:value-type="float">
            <text:p>0.181773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table:formula="of:=([.C8]+[.D8]+[.E8]+[.F8]+[.G8]+[.H8]+[.I8]+[.J8]+[.K8]+[.L8])/10" office:value-type="float" office:value="0.2119585" calcext:value-type="float">
            <text:p>0.2119585</text:p>
          </table:table-cell>
          <table:table-cell office:value-type="float" office:value="0.211784" calcext:value-type="float">
            <text:p>0.211784</text:p>
          </table:table-cell>
          <table:table-cell office:value-type="float" office:value="0.207915" calcext:value-type="float">
            <text:p>0.207915</text:p>
          </table:table-cell>
          <table:table-cell office:value-type="float" office:value="0.211778" calcext:value-type="float">
            <text:p>0.211778</text:p>
          </table:table-cell>
          <table:table-cell office:value-type="float" office:value="0.215205" calcext:value-type="float">
            <text:p>0.215205</text:p>
          </table:table-cell>
          <table:table-cell office:value-type="float" office:value="0.214695" calcext:value-type="float">
            <text:p>0.214695</text:p>
          </table:table-cell>
          <table:table-cell office:value-type="float" office:value="0.211355" calcext:value-type="float">
            <text:p>0.211355</text:p>
          </table:table-cell>
          <table:table-cell office:value-type="float" office:value="0.212526" calcext:value-type="float">
            <text:p>0.212526</text:p>
          </table:table-cell>
          <table:table-cell office:value-type="float" office:value="0.210828" calcext:value-type="float">
            <text:p>0.210828</text:p>
          </table:table-cell>
          <table:table-cell office:value-type="float" office:value="0.213446" calcext:value-type="float">
            <text:p>0.213446</text:p>
          </table:table-cell>
          <table:table-cell office:value-type="float" office:value="0.210053" calcext:value-type="float">
            <text:p>0.210053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table:formula="of:=([.C9]+[.D9]+[.E9]+[.F9]+[.G9]+[.H9]+[.I9]+[.J9]+[.K9]+[.L9])/10" office:value-type="float" office:value="0.2449142" calcext:value-type="float">
            <text:p>0.2449142</text:p>
          </table:table-cell>
          <table:table-cell office:value-type="float" office:value="0.249171" calcext:value-type="float">
            <text:p>0.249171</text:p>
          </table:table-cell>
          <table:table-cell office:value-type="float" office:value="0.241139" calcext:value-type="float">
            <text:p>0.241139</text:p>
          </table:table-cell>
          <table:table-cell office:value-type="float" office:value="0.244087" calcext:value-type="float">
            <text:p>0.244087</text:p>
          </table:table-cell>
          <table:table-cell office:value-type="float" office:value="0.241748" calcext:value-type="float">
            <text:p>0.241748</text:p>
          </table:table-cell>
          <table:table-cell office:value-type="float" office:value="0.245249" calcext:value-type="float">
            <text:p>0.245249</text:p>
          </table:table-cell>
          <table:table-cell office:value-type="float" office:value="0.24757" calcext:value-type="float">
            <text:p>0.24757</text:p>
          </table:table-cell>
          <table:table-cell office:value-type="float" office:value="0.24833" calcext:value-type="float">
            <text:p>0.24833</text:p>
          </table:table-cell>
          <table:table-cell office:value-type="float" office:value="0.243179" calcext:value-type="float">
            <text:p>0.243179</text:p>
          </table:table-cell>
          <table:table-cell office:value-type="float" office:value="0.243895" calcext:value-type="float">
            <text:p>0.243895</text:p>
          </table:table-cell>
          <table:table-cell office:value-type="float" office:value="0.244774" calcext:value-type="float">
            <text:p>0.244774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table:formula="of:=([.C10]+[.D10]+[.E10]+[.F10]+[.G10]+[.H10]+[.I10]+[.J10]+[.K10]+[.L10])/10" office:value-type="float" office:value="0.2778591" calcext:value-type="float">
            <text:p>0.2778591</text:p>
          </table:table-cell>
          <table:table-cell office:value-type="float" office:value="0.281198" calcext:value-type="float">
            <text:p>0.281198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280397" calcext:value-type="float">
            <text:p>0.280397</text:p>
          </table:table-cell>
          <table:table-cell office:value-type="float" office:value="0.277672" calcext:value-type="float">
            <text:p>0.277672</text:p>
          </table:table-cell>
          <table:table-cell office:value-type="float" office:value="0.273611" calcext:value-type="float">
            <text:p>0.273611</text:p>
          </table:table-cell>
          <table:table-cell office:value-type="float" office:value="0.277559" calcext:value-type="float">
            <text:p>0.277559</text:p>
          </table:table-cell>
          <table:table-cell office:value-type="float" office:value="0.27826" calcext:value-type="float">
            <text:p>0.27826</text:p>
          </table:table-cell>
          <table:table-cell office:value-type="float" office:value="0.279441" calcext:value-type="float">
            <text:p>0.279441</text:p>
          </table:table-cell>
          <table:table-cell office:value-type="float" office:value="0.27881" calcext:value-type="float">
            <text:p>0.27881</text:p>
          </table:table-cell>
          <table:table-cell office:value-type="float" office:value="0.277743" calcext:value-type="float">
            <text:p>0.27774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([.C11]+[.D11]+[.E11]+[.F11]+[.G11]+[.H11]+[.I11]+[.J11]+[.K11]+[.L11])/10" office:value-type="float" office:value="0.3101874" calcext:value-type="float">
            <text:p>0.3101874</text:p>
          </table:table-cell>
          <table:table-cell office:value-type="float" office:value="0.31283" calcext:value-type="float">
            <text:p>0.31283</text:p>
          </table:table-cell>
          <table:table-cell office:value-type="float" office:value="0.309055" calcext:value-type="float">
            <text:p>0.309055</text:p>
          </table:table-cell>
          <table:table-cell office:value-type="float" office:value="0.310888" calcext:value-type="float">
            <text:p>0.310888</text:p>
          </table:table-cell>
          <table:table-cell office:value-type="float" office:value="0.307849" calcext:value-type="float">
            <text:p>0.307849</text:p>
          </table:table-cell>
          <table:table-cell office:value-type="float" office:value="0.30904" calcext:value-type="float">
            <text:p>0.30904</text:p>
          </table:table-cell>
          <table:table-cell office:value-type="float" office:value="0.310514" calcext:value-type="float">
            <text:p>0.310514</text:p>
          </table:table-cell>
          <table:table-cell office:value-type="float" office:value="0.310247" calcext:value-type="float">
            <text:p>0.310247</text:p>
          </table:table-cell>
          <table:table-cell office:value-type="float" office:value="0.312293" calcext:value-type="float">
            <text:p>0.312293</text:p>
          </table:table-cell>
          <table:table-cell office:value-type="float" office:value="0.311998" calcext:value-type="float">
            <text:p>0.311998</text:p>
          </table:table-cell>
          <table:table-cell office:value-type="float" office:value="0.30716" calcext:value-type="float">
            <text:p>0.30716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table:formula="of:=([.C12]+[.D12]+[.E12]+[.F12]+[.G12]+[.H12]+[.I12]+[.J12]+[.K12]+[.L12])/10" office:value-type="float" office:value="0.3432249" calcext:value-type="float">
            <text:p>0.3432249</text:p>
          </table:table-cell>
          <table:table-cell office:value-type="float" office:value="0.347272" calcext:value-type="float">
            <text:p>0.347272</text:p>
          </table:table-cell>
          <table:table-cell office:value-type="float" office:value="0.342962" calcext:value-type="float">
            <text:p>0.342962</text:p>
          </table:table-cell>
          <table:table-cell office:value-type="float" office:value="0.342777" calcext:value-type="float">
            <text:p>0.342777</text:p>
          </table:table-cell>
          <table:table-cell office:value-type="float" office:value="0.342371" calcext:value-type="float">
            <text:p>0.342371</text:p>
          </table:table-cell>
          <table:table-cell office:value-type="float" office:value="0.345666" calcext:value-type="float">
            <text:p>0.345666</text:p>
          </table:table-cell>
          <table:table-cell office:value-type="float" office:value="0.343882" calcext:value-type="float">
            <text:p>0.343882</text:p>
          </table:table-cell>
          <table:table-cell office:value-type="float" office:value="0.341945" calcext:value-type="float">
            <text:p>0.341945</text:p>
          </table:table-cell>
          <table:table-cell office:value-type="float" office:value="0.343048" calcext:value-type="float">
            <text:p>0.343048</text:p>
          </table:table-cell>
          <table:table-cell office:value-type="float" office:value="0.341222" calcext:value-type="float">
            <text:p>0.341222</text:p>
          </table:table-cell>
          <table:table-cell office:value-type="float" office:value="0.341104" calcext:value-type="float">
            <text:p>0.341104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table:formula="of:=([.C13]+[.D13]+[.E13]+[.F13]+[.G13]+[.H13]+[.I13]+[.J13]+[.K13]+[.L13])/10" office:value-type="float" office:value="0.3783026" calcext:value-type="float">
            <text:p>0.3783026</text:p>
          </table:table-cell>
          <table:table-cell office:value-type="float" office:value="0.380726" calcext:value-type="float">
            <text:p>0.380726</text:p>
          </table:table-cell>
          <table:table-cell office:value-type="float" office:value="0.379658" calcext:value-type="float">
            <text:p>0.379658</text:p>
          </table:table-cell>
          <table:table-cell office:value-type="float" office:value="0.38108" calcext:value-type="float">
            <text:p>0.38108</text:p>
          </table:table-cell>
          <table:table-cell office:value-type="float" office:value="0.378845" calcext:value-type="float">
            <text:p>0.378845</text:p>
          </table:table-cell>
          <table:table-cell office:value-type="float" office:value="0.375752" calcext:value-type="float">
            <text:p>0.375752</text:p>
          </table:table-cell>
          <table:table-cell office:value-type="float" office:value="0.378184" calcext:value-type="float">
            <text:p>0.378184</text:p>
          </table:table-cell>
          <table:table-cell office:value-type="float" office:value="0.381028" calcext:value-type="float">
            <text:p>0.381028</text:p>
          </table:table-cell>
          <table:table-cell office:value-type="float" office:value="0.374507" calcext:value-type="float">
            <text:p>0.374507</text:p>
          </table:table-cell>
          <table:table-cell office:value-type="float" office:value="0.377751" calcext:value-type="float">
            <text:p>0.377751</text:p>
          </table:table-cell>
          <table:table-cell office:value-type="float" office:value="0.375495" calcext:value-type="float">
            <text:p>0.375495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table:formula="of:=([.C14]+[.D14]+[.E14]+[.F14]+[.G14]+[.H14]+[.I14]+[.J14]+[.K14]+[.L14])/10" office:value-type="float" office:value="0.4098437" calcext:value-type="float">
            <text:p>0.4098437</text:p>
          </table:table-cell>
          <table:table-cell office:value-type="float" office:value="0.407523" calcext:value-type="float">
            <text:p>0.407523</text:p>
          </table:table-cell>
          <table:table-cell office:value-type="float" office:value="0.406646" calcext:value-type="float">
            <text:p>0.406646</text:p>
          </table:table-cell>
          <table:table-cell office:value-type="float" office:value="0.406932" calcext:value-type="float">
            <text:p>0.406932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412408" calcext:value-type="float">
            <text:p>0.412408</text:p>
          </table:table-cell>
          <table:table-cell office:value-type="float" office:value="0.412184" calcext:value-type="float">
            <text:p>0.412184</text:p>
          </table:table-cell>
          <table:table-cell office:value-type="float" office:value="0.405781" calcext:value-type="float">
            <text:p>0.405781</text:p>
          </table:table-cell>
          <table:table-cell office:value-type="float" office:value="0.414375" calcext:value-type="float">
            <text:p>0.414375</text:p>
          </table:table-cell>
          <table:table-cell office:value-type="float" office:value="0.407017" calcext:value-type="float">
            <text:p>0.407017</text:p>
          </table:table-cell>
          <table:table-cell office:value-type="float" office:value="0.416471" calcext:value-type="float">
            <text:p>0.416471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table:formula="of:=([.C15]+[.D15]+[.E15]+[.F15]+[.G15]+[.H15]+[.I15]+[.J15]+[.K15]+[.L15])/10" office:value-type="float" office:value="0.4432609" calcext:value-type="float">
            <text:p>0.4432609</text:p>
          </table:table-cell>
          <table:table-cell office:value-type="float" office:value="0.442179" calcext:value-type="float">
            <text:p>0.442179</text:p>
          </table:table-cell>
          <table:table-cell office:value-type="float" office:value="0.442871" calcext:value-type="float">
            <text:p>0.442871</text:p>
          </table:table-cell>
          <table:table-cell office:value-type="float" office:value="0.444028" calcext:value-type="float">
            <text:p>0.444028</text:p>
          </table:table-cell>
          <table:table-cell office:value-type="float" office:value="0.445217" calcext:value-type="float">
            <text:p>0.445217</text:p>
          </table:table-cell>
          <table:table-cell office:value-type="float" office:value="0.438056" calcext:value-type="float">
            <text:p>0.438056</text:p>
          </table:table-cell>
          <table:table-cell office:value-type="float" office:value="0.443596" calcext:value-type="float">
            <text:p>0.443596</text:p>
          </table:table-cell>
          <table:table-cell office:value-type="float" office:value="0.444971" calcext:value-type="float">
            <text:p>0.444971</text:p>
          </table:table-cell>
          <table:table-cell office:value-type="float" office:value="0.44431" calcext:value-type="float">
            <text:p>0.44431</text:p>
          </table:table-cell>
          <table:table-cell office:value-type="float" office:value="0.440021" calcext:value-type="float">
            <text:p>0.440021</text:p>
          </table:table-cell>
          <table:table-cell office:value-type="float" office:value="0.44736" calcext:value-type="float">
            <text:p>0.4473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([.C16]+[.D16]+[.E16]+[.F16]+[.G16]+[.H16]+[.I16]+[.J16]+[.K16]+[.L16])/10" office:value-type="float" office:value="0.4784558" calcext:value-type="float">
            <text:p>0.4784558</text:p>
          </table:table-cell>
          <table:table-cell office:value-type="float" office:value="0.483766" calcext:value-type="float">
            <text:p>0.483766</text:p>
          </table:table-cell>
          <table:table-cell office:value-type="float" office:value="0.476086" calcext:value-type="float">
            <text:p>0.476086</text:p>
          </table:table-cell>
          <table:table-cell office:value-type="float" office:value="0.478146" calcext:value-type="float">
            <text:p>0.478146</text:p>
          </table:table-cell>
          <table:table-cell office:value-type="float" office:value="0.477816" calcext:value-type="float">
            <text:p>0.477816</text:p>
          </table:table-cell>
          <table:table-cell office:value-type="float" office:value="0.475279" calcext:value-type="float">
            <text:p>0.475279</text:p>
          </table:table-cell>
          <table:table-cell office:value-type="float" office:value="0.479182" calcext:value-type="float">
            <text:p>0.479182</text:p>
          </table:table-cell>
          <table:table-cell office:value-type="float" office:value="0.482238" calcext:value-type="float">
            <text:p>0.482238</text:p>
          </table:table-cell>
          <table:table-cell office:value-type="float" office:value="0.482606" calcext:value-type="float">
            <text:p>0.482606</text:p>
          </table:table-cell>
          <table:table-cell office:value-type="float" office:value="0.476542" calcext:value-type="float">
            <text:p>0.476542</text:p>
          </table:table-cell>
          <table:table-cell office:value-type="float" office:value="0.472897" calcext:value-type="float">
            <text:p>0.472897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table:formula="of:=([.C17]+[.D17]+[.E17]+[.F17]+[.G17]+[.H17]+[.I17]+[.J17]+[.K17]+[.L17])/10" office:value-type="float" office:value="0.5120641" calcext:value-type="float">
            <text:p>0.5120641</text:p>
          </table:table-cell>
          <table:table-cell office:value-type="float" office:value="0.510057" calcext:value-type="float">
            <text:p>0.510057</text:p>
          </table:table-cell>
          <table:table-cell office:value-type="float" office:value="0.516818" calcext:value-type="float">
            <text:p>0.516818</text:p>
          </table:table-cell>
          <table:table-cell office:value-type="float" office:value="0.51431" calcext:value-type="float">
            <text:p>0.51431</text:p>
          </table:table-cell>
          <table:table-cell office:value-type="float" office:value="0.508522" calcext:value-type="float">
            <text:p>0.508522</text:p>
          </table:table-cell>
          <table:table-cell office:value-type="float" office:value="0.51052" calcext:value-type="float">
            <text:p>0.51052</text:p>
          </table:table-cell>
          <table:table-cell office:value-type="float" office:value="0.517316" calcext:value-type="float">
            <text:p>0.517316</text:p>
          </table:table-cell>
          <table:table-cell office:value-type="float" office:value="0.510425" calcext:value-type="float">
            <text:p>0.510425</text:p>
          </table:table-cell>
          <table:table-cell office:value-type="float" office:value="0.510421" calcext:value-type="float">
            <text:p>0.510421</text:p>
          </table:table-cell>
          <table:table-cell office:value-type="float" office:value="0.511403" calcext:value-type="float">
            <text:p>0.511403</text:p>
          </table:table-cell>
          <table:table-cell office:value-type="float" office:value="0.510849" calcext:value-type="float">
            <text:p>0.510849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table:formula="of:=([.C18]+[.D18]+[.E18]+[.F18]+[.G18]+[.H18]+[.I18]+[.J18]+[.K18]+[.L18])/10" office:value-type="float" office:value="0.5491683" calcext:value-type="float">
            <text:p>0.5491683</text:p>
          </table:table-cell>
          <table:table-cell office:value-type="float" office:value="0.55262" calcext:value-type="float">
            <text:p>0.55262</text:p>
          </table:table-cell>
          <table:table-cell office:value-type="float" office:value="0.547649" calcext:value-type="float">
            <text:p>0.547649</text:p>
          </table:table-cell>
          <table:table-cell office:value-type="float" office:value="0.548386" calcext:value-type="float">
            <text:p>0.548386</text:p>
          </table:table-cell>
          <table:table-cell office:value-type="float" office:value="0.551379" calcext:value-type="float">
            <text:p>0.551379</text:p>
          </table:table-cell>
          <table:table-cell office:value-type="float" office:value="0.549995" calcext:value-type="float">
            <text:p>0.549995</text:p>
          </table:table-cell>
          <table:table-cell office:value-type="float" office:value="0.549806" calcext:value-type="float">
            <text:p>0.549806</text:p>
          </table:table-cell>
          <table:table-cell office:value-type="float" office:value="0.553342" calcext:value-type="float">
            <text:p>0.553342</text:p>
          </table:table-cell>
          <table:table-cell office:value-type="float" office:value="0.541393" calcext:value-type="float">
            <text:p>0.541393</text:p>
          </table:table-cell>
          <table:table-cell office:value-type="float" office:value="0.548274" calcext:value-type="float">
            <text:p>0.548274</text:p>
          </table:table-cell>
          <table:table-cell office:value-type="float" office:value="0.548839" calcext:value-type="float">
            <text:p>0.548839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table:formula="of:=([.C19]+[.D19]+[.E19]+[.F19]+[.G19]+[.H19]+[.I19]+[.J19]+[.K19]+[.L19])/10" office:value-type="float" office:value="0.6257125" calcext:value-type="float">
            <text:p>0.6257125</text:p>
          </table:table-cell>
          <table:table-cell office:value-type="float" office:value="0.580083" calcext:value-type="float">
            <text:p>0.580083</text:p>
          </table:table-cell>
          <table:table-cell office:value-type="float" office:value="0.578319" calcext:value-type="float">
            <text:p>0.578319</text:p>
          </table:table-cell>
          <table:table-cell office:value-type="float" office:value="0.601841" calcext:value-type="float">
            <text:p>0.601841</text:p>
          </table:table-cell>
          <table:table-cell office:value-type="float" office:value="0.682057" calcext:value-type="float">
            <text:p>0.682057</text:p>
          </table:table-cell>
          <table:table-cell office:value-type="float" office:value="0.701774" calcext:value-type="float">
            <text:p>0.701774</text:p>
          </table:table-cell>
          <table:table-cell office:value-type="float" office:value="0.599924" calcext:value-type="float">
            <text:p>0.599924</text:p>
          </table:table-cell>
          <table:table-cell office:value-type="float" office:value="0.581875" calcext:value-type="float">
            <text:p>0.581875</text:p>
          </table:table-cell>
          <table:table-cell office:value-type="float" office:value="0.668236" calcext:value-type="float">
            <text:p>0.668236</text:p>
          </table:table-cell>
          <table:table-cell office:value-type="float" office:value="0.642425" calcext:value-type="float">
            <text:p>0.642425</text:p>
          </table:table-cell>
          <table:table-cell office:value-type="float" office:value="0.620591" calcext:value-type="float">
            <text:p>0.62059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table:formula="of:=([.C20]+[.D20]+[.E20]+[.F20]+[.G20]+[.H20]+[.I20]+[.J20]+[.K20]+[.L20])/10" office:value-type="float" office:value="0.6566211" calcext:value-type="float">
            <text:p>0.6566211</text:p>
          </table:table-cell>
          <table:table-cell office:value-type="float" office:value="0.656802" calcext:value-type="float">
            <text:p>0.656802</text:p>
          </table:table-cell>
          <table:table-cell office:value-type="float" office:value="0.691795" calcext:value-type="float">
            <text:p>0.691795</text:p>
          </table:table-cell>
          <table:table-cell office:value-type="float" office:value="0.64781" calcext:value-type="float">
            <text:p>0.64781</text:p>
          </table:table-cell>
          <table:table-cell office:value-type="float" office:value="0.639406" calcext:value-type="float">
            <text:p>0.639406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27775" calcext:value-type="float">
            <text:p>0.627775</text:p>
          </table:table-cell>
          <table:table-cell office:value-type="float" office:value="0.638063" calcext:value-type="float">
            <text:p>0.638063</text:p>
          </table:table-cell>
          <table:table-cell office:value-type="float" office:value="0.635812" calcext:value-type="float">
            <text:p>0.635812</text:p>
          </table:table-cell>
          <table:table-cell office:value-type="float" office:value="0.638146" calcext:value-type="float">
            <text:p>0.638146</text:p>
          </table:table-cell>
          <table:table-cell office:value-type="float" office:value="0.737382" calcext:value-type="float">
            <text:p>0.73738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([.C21]+[.D21]+[.E21]+[.F21]+[.G21]+[.H21]+[.I21]+[.J21]+[.K21]+[.L21])/10" office:value-type="float" office:value="0.7089885" calcext:value-type="float">
            <text:p>0.7089885</text:p>
          </table:table-cell>
          <table:table-cell office:value-type="float" office:value="0.666185" calcext:value-type="float">
            <text:p>0.666185</text:p>
          </table:table-cell>
          <table:table-cell office:value-type="float" office:value="0.699843" calcext:value-type="float">
            <text:p>0.699843</text:p>
          </table:table-cell>
          <table:table-cell office:value-type="float" office:value="0.714707" calcext:value-type="float">
            <text:p>0.714707</text:p>
          </table:table-cell>
          <table:table-cell office:value-type="float" office:value="0.762255" calcext:value-type="float">
            <text:p>0.762255</text:p>
          </table:table-cell>
          <table:table-cell office:value-type="float" office:value="0.707996" calcext:value-type="float">
            <text:p>0.707996</text:p>
          </table:table-cell>
          <table:table-cell office:value-type="float" office:value="0.696397" calcext:value-type="float">
            <text:p>0.696397</text:p>
          </table:table-cell>
          <table:table-cell office:value-type="float" office:value="0.722795" calcext:value-type="float">
            <text:p>0.722795</text:p>
          </table:table-cell>
          <table:table-cell office:value-type="float" office:value="0.706966" calcext:value-type="float">
            <text:p>0.706966</text:p>
          </table:table-cell>
          <table:table-cell office:value-type="float" office:value="0.725992" calcext:value-type="float">
            <text:p>0.725992</text:p>
          </table:table-cell>
          <table:table-cell office:value-type="float" office:value="0.686749" calcext:value-type="float">
            <text:p>0.686749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table:formula="of:=([.C22]+[.D22]+[.E22]+[.F22]+[.G22]+[.H22]+[.I22]+[.J22]+[.K22]+[.L22])/10" office:value-type="float" office:value="0.7011328" calcext:value-type="float">
            <text:p>0.7011328</text:p>
          </table:table-cell>
          <table:table-cell office:value-type="float" office:value="0.736161" calcext:value-type="float">
            <text:p>0.736161</text:p>
          </table:table-cell>
          <table:table-cell office:value-type="float" office:value="0.71449" calcext:value-type="float">
            <text:p>0.71449</text:p>
          </table:table-cell>
          <table:table-cell office:value-type="float" office:value="0.692916" calcext:value-type="float">
            <text:p>0.692916</text:p>
          </table:table-cell>
          <table:table-cell office:value-type="float" office:value="0.694812" calcext:value-type="float">
            <text:p>0.694812</text:p>
          </table:table-cell>
          <table:table-cell office:value-type="float" office:value="0.692148" calcext:value-type="float">
            <text:p>0.692148</text:p>
          </table:table-cell>
          <table:table-cell office:value-type="float" office:value="0.693745" calcext:value-type="float">
            <text:p>0.693745</text:p>
          </table:table-cell>
          <table:table-cell office:value-type="float" office:value="0.692759" calcext:value-type="float">
            <text:p>0.692759</text:p>
          </table:table-cell>
          <table:table-cell office:value-type="float" office:value="0.686594" calcext:value-type="float">
            <text:p>0.686594</text:p>
          </table:table-cell>
          <table:table-cell office:value-type="float" office:value="0.708434" calcext:value-type="float">
            <text:p>0.708434</text:p>
          </table:table-cell>
          <table:table-cell office:value-type="float" office:value="0.699269" calcext:value-type="float">
            <text:p>0.699269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table:formula="of:=([.C23]+[.D23]+[.E23]+[.F23]+[.G23]+[.H23]+[.I23]+[.J23]+[.K23]+[.L23])/10" office:value-type="float" office:value="0.7459186" calcext:value-type="float">
            <text:p>0.7459186</text:p>
          </table:table-cell>
          <table:table-cell office:value-type="float" office:value="0.736577" calcext:value-type="float">
            <text:p>0.736577</text:p>
          </table:table-cell>
          <table:table-cell office:value-type="float" office:value="0.753796" calcext:value-type="float">
            <text:p>0.753796</text:p>
          </table:table-cell>
          <table:table-cell office:value-type="float" office:value="0.73767" calcext:value-type="float">
            <text:p>0.73767</text:p>
          </table:table-cell>
          <table:table-cell office:value-type="float" office:value="0.723682" calcext:value-type="float">
            <text:p>0.723682</text:p>
          </table:table-cell>
          <table:table-cell office:value-type="float" office:value="0.729334" calcext:value-type="float">
            <text:p>0.729334</text:p>
          </table:table-cell>
          <table:table-cell office:value-type="float" office:value="0.726471" calcext:value-type="float">
            <text:p>0.726471</text:p>
          </table:table-cell>
          <table:table-cell office:value-type="float" office:value="0.756774" calcext:value-type="float">
            <text:p>0.756774</text:p>
          </table:table-cell>
          <table:table-cell office:value-type="float" office:value="0.746213" calcext:value-type="float">
            <text:p>0.746213</text:p>
          </table:table-cell>
          <table:table-cell office:value-type="float" office:value="0.78982" calcext:value-type="float">
            <text:p>0.78982</text:p>
          </table:table-cell>
          <table:table-cell office:value-type="float" office:value="0.758849" calcext:value-type="float">
            <text:p>0.758849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table:formula="of:=([.C24]+[.D24]+[.E24]+[.F24]+[.G24]+[.H24]+[.I24]+[.J24]+[.K24]+[.L24])/10" office:value-type="float" office:value="0.7850787" calcext:value-type="float">
            <text:p>0.7850787</text:p>
          </table:table-cell>
          <table:table-cell office:value-type="float" office:value="0.786282" calcext:value-type="float">
            <text:p>0.786282</text:p>
          </table:table-cell>
          <table:table-cell office:value-type="float" office:value="0.755482" calcext:value-type="float">
            <text:p>0.755482</text:p>
          </table:table-cell>
          <table:table-cell office:value-type="float" office:value="0.754774" calcext:value-type="float">
            <text:p>0.754774</text:p>
          </table:table-cell>
          <table:table-cell office:value-type="float" office:value="0.775034" calcext:value-type="float">
            <text:p>0.775034</text:p>
          </table:table-cell>
          <table:table-cell office:value-type="float" office:value="0.783102" calcext:value-type="float">
            <text:p>0.783102</text:p>
          </table:table-cell>
          <table:table-cell office:value-type="float" office:value="0.781067" calcext:value-type="float">
            <text:p>0.781067</text:p>
          </table:table-cell>
          <table:table-cell office:value-type="float" office:value="0.873102" calcext:value-type="float">
            <text:p>0.873102</text:p>
          </table:table-cell>
          <table:table-cell office:value-type="float" office:value="0.761182" calcext:value-type="float">
            <text:p>0.761182</text:p>
          </table:table-cell>
          <table:table-cell office:value-type="float" office:value="0.787714" calcext:value-type="float">
            <text:p>0.787714</text:p>
          </table:table-cell>
          <table:table-cell office:value-type="float" office:value="0.793048" calcext:value-type="float">
            <text:p>0.793048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table:formula="of:=([.C25]+[.D25]+[.E25]+[.F25]+[.G25]+[.H25]+[.I25]+[.J25]+[.K25]+[.L25])/10" office:value-type="float" office:value="0.8427454" calcext:value-type="float">
            <text:p>0.8427454</text:p>
          </table:table-cell>
          <table:table-cell office:value-type="float" office:value="0.822877" calcext:value-type="float">
            <text:p>0.822877</text:p>
          </table:table-cell>
          <table:table-cell office:value-type="float" office:value="0.804928" calcext:value-type="float">
            <text:p>0.804928</text:p>
          </table:table-cell>
          <table:table-cell office:value-type="float" office:value="0.836871" calcext:value-type="float">
            <text:p>0.836871</text:p>
          </table:table-cell>
          <table:table-cell office:value-type="float" office:value="0.869988" calcext:value-type="float">
            <text:p>0.869988</text:p>
          </table:table-cell>
          <table:table-cell office:value-type="float" office:value="0.863325" calcext:value-type="float">
            <text:p>0.863325</text:p>
          </table:table-cell>
          <table:table-cell office:value-type="float" office:value="0.804305" calcext:value-type="float">
            <text:p>0.804305</text:p>
          </table:table-cell>
          <table:table-cell office:value-type="float" office:value="0.846827" calcext:value-type="float">
            <text:p>0.846827</text:p>
          </table:table-cell>
          <table:table-cell office:value-type="float" office:value="0.854592" calcext:value-type="float">
            <text:p>0.854592</text:p>
          </table:table-cell>
          <table:table-cell office:value-type="float" office:value="0.82978" calcext:value-type="float">
            <text:p>0.82978</text:p>
          </table:table-cell>
          <table:table-cell office:value-type="float" office:value="0.893961" calcext:value-type="float">
            <text:p>0.89396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([.C26]+[.D26]+[.E26]+[.F26]+[.G26]+[.H26]+[.I26]+[.J26]+[.K26]+[.L26])/10" office:value-type="float" office:value="0.8552449" calcext:value-type="float">
            <text:p>0.8552449</text:p>
          </table:table-cell>
          <table:table-cell office:value-type="float" office:value="0.854954" calcext:value-type="float">
            <text:p>0.854954</text:p>
          </table:table-cell>
          <table:table-cell office:value-type="float" office:value="0.884008" calcext:value-type="float">
            <text:p>0.884008</text:p>
          </table:table-cell>
          <table:table-cell office:value-type="float" office:value="0.851278" calcext:value-type="float">
            <text:p>0.851278</text:p>
          </table:table-cell>
          <table:table-cell office:value-type="float" office:value="0.917249" calcext:value-type="float">
            <text:p>0.917249</text:p>
          </table:table-cell>
          <table:table-cell office:value-type="float" office:value="0.857945" calcext:value-type="float">
            <text:p>0.857945</text:p>
          </table:table-cell>
          <table:table-cell office:value-type="float" office:value="0.848671" calcext:value-type="float">
            <text:p>0.848671</text:p>
          </table:table-cell>
          <table:table-cell office:value-type="float" office:value="0.869807" calcext:value-type="float">
            <text:p>0.869807</text:p>
          </table:table-cell>
          <table:table-cell office:value-type="float" office:value="0.822227" calcext:value-type="float">
            <text:p>0.822227</text:p>
          </table:table-cell>
          <table:table-cell office:value-type="float" office:value="0.82993" calcext:value-type="float">
            <text:p>0.82993</text:p>
          </table:table-cell>
          <table:table-cell office:value-type="float" office:value="0.81638" calcext:value-type="float">
            <text:p>0.81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0:15:05.778470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9:06:30.215350366</meta:creation-date>
    <dc:date>2020-03-11T00:21:31.784756632</dc:date>
    <meta:editing-duration>PT10M50S</meta:editing-duration>
    <meta:editing-cycles>3</meta:editing-cycles>
    <meta:generator>LibreOffice/6.0.7.3$Linux_X86_64 LibreOffice_project/00m0$Build-3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28cm" svg:y="0.316cm" chart:style-name="ch2">
          <text:p>Eficiencia Quicksort Optimizado</text:p>
        </chart:title>
        <chart:legend chart:legend-position="end" svg:x="11.902cm" svg:y="3.954cm" style:legend-expansion="high" chart:style-name="ch3"/>
        <chart:plot-area chart:style-name="ch4" table:cell-range-address="Sheet1.A2:Sheet1.B26" svg:x="1.33cm" svg:y="1.275cm" svg:width="10.253cm" svg:height="6.569cm">
          <chartooo:coordinate-region svg:x="2.057cm" svg:y="1.475cm" svg:width="8.783cm" svg:height="5.722cm"/>
          <chart:axis chart:dimension="x" chart:name="primary-x" chart:style-name="ch5">
            <chart:title svg:x="5.803cm" svg:y="8.024cm" chart:style-name="ch6">
              <text:p>Tamano</text:p>
            </chart:title>
          </chart:axis>
          <chart:axis chart:dimension="y" chart:name="primary-y" chart:style-name="ch5">
            <chart:title svg:x="0.451cm" svg:y="5.569cm" chart:style-name="ch7">
              <text:p>Tiempo (seg)</text:p>
            </chart:title>
            <chart:grid chart:style-name="ch8" chart:class="major"/>
          </chart:axis>
          <chart:series chart:style-name="ch9" chart:values-cell-range-address="Sheet1.B2:Sheet1.B26" chart:class="chart:scatter">
            <chart:domain table:cell-range-address="Sheet1.A2:Sheet1.A26"/>
            <chart:regression-curve chart:style-name="ch10">
              <chart:equation chart:display-equation="false" chart:display-r-square="true"/>
            </chart:regression-curve>
            <chart:data-point chart:repeated="11"/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">
                <text:p>400000</text:p>
                <draw:g>
                  <svg:desc>Sheet1.A2:Sheet1.A26</svg:desc>
                </draw:g>
              </table:table-cell>
              <table:table-cell office:value-type="float" office:value="0.0279277">
                <text:p>0.0279277</text:p>
                <draw:g>
                  <svg:desc>Sheet1.B2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">
                <text:p>800000</text:p>
              </table:table-cell>
              <table:table-cell office:value-type="float" office:value="0.0567158">
                <text:p>0.05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00">
                <text:p>1200000</text:p>
              </table:table-cell>
              <table:table-cell office:value-type="float" office:value="0.0863764">
                <text:p>0.0863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">
                <text:p>1600000</text:p>
              </table:table-cell>
              <table:table-cell office:value-type="float" office:value="0.1169306">
                <text:p>0.1169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">
                <text:p>2000000</text:p>
              </table:table-cell>
              <table:table-cell office:value-type="float" office:value="0.1482118">
                <text:p>0.1482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00">
                <text:p>2400000</text:p>
              </table:table-cell>
              <table:table-cell office:value-type="float" office:value="0.1805992">
                <text:p>0.1805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00">
                <text:p>2800000</text:p>
              </table:table-cell>
              <table:table-cell office:value-type="float" office:value="0.2119585">
                <text:p>0.2119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00">
                <text:p>3200000</text:p>
              </table:table-cell>
              <table:table-cell office:value-type="float" office:value="0.2449142">
                <text:p>0.2449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00">
                <text:p>3600000</text:p>
              </table:table-cell>
              <table:table-cell office:value-type="float" office:value="0.2778591">
                <text:p>0.2778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0">
                <text:p>4000000</text:p>
              </table:table-cell>
              <table:table-cell office:value-type="float" office:value="0.3101874">
                <text:p>0.31018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00">
                <text:p>4400000</text:p>
              </table:table-cell>
              <table:table-cell office:value-type="float" office:value="0.3432249">
                <text:p>0.3432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00">
                <text:p>4800000</text:p>
              </table:table-cell>
              <table:table-cell office:value-type="float" office:value="0.3783026">
                <text:p>0.3783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00">
                <text:p>5200000</text:p>
              </table:table-cell>
              <table:table-cell office:value-type="float" office:value="0.4098437">
                <text:p>0.4098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00">
                <text:p>5600000</text:p>
              </table:table-cell>
              <table:table-cell office:value-type="float" office:value="0.4432609">
                <text:p>0.4432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00">
                <text:p>6000000</text:p>
              </table:table-cell>
              <table:table-cell office:value-type="float" office:value="0.4784558">
                <text:p>0.4784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00">
                <text:p>6400000</text:p>
              </table:table-cell>
              <table:table-cell office:value-type="float" office:value="0.5120641">
                <text:p>0.5120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00">
                <text:p>6800000</text:p>
              </table:table-cell>
              <table:table-cell office:value-type="float" office:value="0.5491683">
                <text:p>0.5491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00">
                <text:p>7200000</text:p>
              </table:table-cell>
              <table:table-cell office:value-type="float" office:value="0.6257125">
                <text:p>0.6257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00">
                <text:p>7600000</text:p>
              </table:table-cell>
              <table:table-cell office:value-type="float" office:value="0.6566211">
                <text:p>0.6566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00">
                <text:p>8000000</text:p>
              </table:table-cell>
              <table:table-cell office:value-type="float" office:value="0.7089885">
                <text:p>0.7089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00">
                <text:p>8400000</text:p>
              </table:table-cell>
              <table:table-cell office:value-type="float" office:value="0.7011328">
                <text:p>0.701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00">
                <text:p>8800000</text:p>
              </table:table-cell>
              <table:table-cell office:value-type="float" office:value="0.7459186">
                <text:p>0.7459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00">
                <text:p>9200000</text:p>
              </table:table-cell>
              <table:table-cell office:value-type="float" office:value="0.7850787">
                <text:p>0.7850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00">
                <text:p>9600000</text:p>
              </table:table-cell>
              <table:table-cell office:value-type="float" office:value="0.8427454">
                <text:p>0.8427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">
                <text:p>10000000</text:p>
              </table:table-cell>
              <table:table-cell office:value-type="float" office:value="0.8552449">
                <text:p>0.8552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